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style-name="ce10" table:number-columns-repeated="7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YES</text:p>
          </table:table-cell>
          <table:table-cell table:style-name="ce10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(AI)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5-15T20:11:54.642000000</dc:date>
    <meta:editing-duration>P5DT16H2M30S</meta:editing-duration>
    <meta:editing-cycles>537</meta:editing-cycles>
    <meta:generator>LibreOffice/7.3.4.2$Windows_X86_64 LibreOffice_project/728fec16bd5f605073805c3c9e7c4212a0120dc5</meta:generator>
    <meta:document-statistic meta:table-count="1" meta:cell-count="770" meta:object-count="0"/>
  </office:meta>
</office:document-meta>
</file>